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gradient" draw:fill-color="#ffffff" draw:fill-gradient-name="Square_20_yellow_2f_white" draw:auto-grow-height="true" draw:auto-grow-width="false" fo:max-height="0cm" fo:min-height="0cm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148cm" fo:min-width="0cm" fo:padding-top="0.108cm" fo:padding-bottom="0cm" fo:padding-left="0cm" fo:padding-right="0cm" fo:wrap-option="wrap" draw:shadow="hidden" draw:shadow-color="#808080"/>
    </style:style>
    <style:style style:name="pr2" style:family="presentation" style:parent-style-name="Predeterminado-notes">
      <style:graphic-properties draw:stroke="none" draw:fill="none" draw:fill-color="#ffffff" draw:auto-grow-height="true" fo:min-height="13.363cm" draw:shadow="hidden"/>
    </style:style>
    <style:style style:name="pr3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="hidden" draw:shadow-color="#808080"/>
    </style:style>
    <style:style style:name="pr4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cm" fo:padding-left="0cm" fo:padding-right="0cm" fo:wrap-option="wrap" draw:shadow="hidden" draw:shadow-color="#808080"/>
    </style:style>
    <style:style style:name="pr5" style:family="presentation" style:parent-style-name="Predeterminado-title">
      <style:graphic-properties draw:auto-grow-height="true" fo:min-height="3.503cm"/>
    </style:style>
    <style:style style:name="pr6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503cm" fo:min-width="0cm" fo:padding-top="0.108cm" fo:padding-bottom="0cm" fo:padding-left="0cm" fo:padding-right="0cm" fo:wrap-option="wrap" draw:shadow="hidden" draw:shadow-color="#808080"/>
    </style:style>
    <style:style style:name="pr7" style:family="presentation" style:parent-style-name="Predeterminado-subtitle">
      <style:graphic-properties draw:fill-color="#ffffff" fo:min-height="13.61cm"/>
    </style:style>
    <style:style style:name="pr8" style:family="presentation" style:parent-style-name="Predeterminado-subtitle">
      <style:graphic-properties draw:fill-color="#ffffff" fo:min-height="17.684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3%" fo:text-align="center" fo:text-indent="0cm" style:line-break="strict"/>
    </style:style>
    <style:style style:name="P4" style:family="paragraph">
      <style:paragraph-properties fo:margin-left="0cm" fo:margin-right="0cm" fo:margin-top="0cm" fo:margin-bottom="0.502cm" fo:line-height="93%" fo:text-indent="0cm" style:line-break="stric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7" style:family="paragraph">
      <style:paragraph-properties fo:margin-left="1.199cm" fo:margin-right="0cm" fo:margin-top="0cm" fo:margin-bottom="0.502cm" fo:line-height="93%" fo:text-indent="-0.9cm" style:line-break="strict"/>
    </style:style>
    <style:style style:name="P8" style:family="paragraph">
      <style:paragraph-properties fo:margin-left="1.199cm" fo:margin-right="0cm" fo:margin-top="0cm" fo:margin-bottom="0.502cm" fo:line-height="93%" fo:text-indent="-0.9cm" style:line-break="strict"/>
      <style:text-properties fo:font-weight="bold" style:font-weight-asian="bold" style:font-weight-complex="bold"/>
    </style:style>
    <style:style style:name="P9" style:family="paragraph">
      <style:paragraph-properties style:writing-mode="lr-tb" style:font-independent-line-spacing="true"/>
      <style:text-properties fo:font-weight="bold" style:font-weight-asian="bold" style:font-weight-complex="bold"/>
    </style:style>
    <style:style style:name="T1" style:family="text">
      <style:text-properties fo:color="#000000" fo:language="es" fo:country="ES"/>
    </style:style>
    <style:style style:name="T2" style:family="text">
      <style:text-properties fo:color="#000000" fo:font-size="24pt" fo:language="es" fo:country="ES" style:font-size-asian="24pt" style:font-size-complex="24pt"/>
    </style:style>
    <style:style style:name="T3" style:family="text">
      <style:text-properties fo:color="#000000" fo:language="es" fo:country="ES" fo:font-weight="bold" style:font-weight-asian="bold" style:font-weight-complex="bold"/>
    </style:style>
    <style:style style:name="T4" style:family="text">
      <style:text-properties fo:color="#000000" fo:language="es" fo:country="ES" fo:font-weight="normal" style:font-weight-asian="normal" style:font-weight-complex="normal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draw:id="id1">
        <office:forms form:automatic-focus="false" form:apply-design-mode="false"/>
        <draw:frame presentation:style-name="pr1" draw:text-style-name="P2" draw:id="id2" draw:layer="layout" svg:width="25.197cm" svg:height="3.571cm" svg:x="1.397cm" svg:y="0.803cm" presentation:class="title" presentation:user-transformed="true">
          <draw:text-box>
            <text:p text:style-name="P1"><text:span text:style-name="T1">TEMA 2: MATERIALES DE CONSTRUCIÓN</text:span></text:p>
          </draw:text-box>
        </draw:frame>
        <draw:custom-shape draw:style-name="gr1" draw:text-style-name="P2" draw:id="id3" draw:layer="layout" svg:width="22.498cm" svg:height="4.026cm" svg:x="2.999cm" svg:y="13cm">
          <text:p text:style-name="P3"><text:span text:style-name="T2">TECNOLOGÍAS 3º ESO</text:span></text:p>
          <text:p text:style-name="P3"><text:span text:style-name="T2">IES EDUARDO VALENCIA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iterate smil:begin="0s" smil:dur="indefinite" smil:fill="hold" presentation:node-type="on-click" presentation:preset-class="entrance" presentation:preset-id="ooo-entrance-random" smil:targetElement="id2" anim:iterate-type="by-word" anim:iterate-interval="0.2s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0-height/2;y" smil:keyTimes="0;1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draw:id="id4">
        <office:forms form:automatic-focus="false" form:apply-design-mode="false"/>
        <draw:frame presentation:style-name="pr3" draw:text-style-name="P2" draw:id="id5" draw:layer="layout" svg:width="25.197cm" svg:height="3.507cm" svg:x="1.397cm" svg:y="0.838cm" presentation:class="title" presentation:user-transformed="true">
          <draw:text-box>
            <text:p text:style-name="P1"><text:span text:style-name="T1">ÍNDICE</text:span></text:p>
          </draw:text-box>
        </draw:frame>
        <draw:frame presentation:style-name="pr4" draw:text-style-name="P2" draw:id="id6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4"><text:span text:style-name="T1">CLASIFICACIÓN</text:span></text:p>
              </text:list-item>
              <text:list-item>
                <text:p text:style-name="P4"><text:span text:style-name="T1">CONSTRUCCIÓN DE UN EDIFICIO</text:span></text:p>
              </text:list-item>
              <text:list-item>
                <text:p text:style-name="P4"><text:span text:style-name="T1">PROPIEDADES</text:span></text:p>
              </text:list-item>
              <text:list-item>
                <text:p text:style-name="P4"><text:span text:style-name="T1">APLICACIONES</text:span></text:p>
              </text:list-item>
              <text:list-item>
                <text:p text:style-name="P4"><text:span text:style-name="T1">CERÁMICAS Y VIDRIOS</text:span></text:p>
              </text:list-item>
              <text:list-item>
                <text:p text:style-name="P4"><text:span text:style-name="T1">MATERIALES COMPUESTOS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6" anim:iterate-type="by-word" anim:iterate-interval="0.0001s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/>
                  <anim:animate smil:dur="2s" smil:fill="hold" smil:attributeName="height" smil:values="height;height" smil:keyTimes="0;1"/>
                </anim:iterate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9" draw:id="id7">
        <office:forms form:automatic-focus="false" form:apply-design-mode="false"/>
        <draw:frame presentation:style-name="pr5" draw:id="id8" draw:layer="layout" svg:width="25.193cm" svg:height="3.503cm" svg:x="1.397cm" svg:y="0.837cm" presentation:class="title">
          <draw:text-box>
            <text:p>1. CLASIFICACIÓN</text:p>
          </draw:text-box>
        </draw:frame>
        <draw:frame draw:style-name="gr3" draw:id="id9" draw:layer="layout" svg:width="7cm" svg:height="1.667cm" svg:x="1cm" svg:y="9.5cm">
          <draw:text-box>
            <text:p text:style-name="P5">MATERIALES DE CONSTRUCCIÓN</text:p>
          </draw:text-box>
        </draw:frame>
        <draw:custom-shape draw:style-name="gr4" draw:text-style-name="P5" draw:id="id10" draw:layer="layout" svg:width="1.5cm" svg:height="13cm" svg:x="9cm" svg:y="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id="id11" draw:layer="layout" svg:width="13.5cm" svg:height="0.959cm" svg:x="12cm" svg:y="3.833cm">
          <draw:text-box>
            <text:p text:style-name="P5">PÉTREOS (MÁRMOL, PIZARRA, ARENA)</text:p>
          </draw:text-box>
        </draw:frame>
        <draw:frame draw:style-name="gr3" draw:id="id12" draw:layer="layout" svg:width="15cm" svg:height="0.959cm" svg:x="12cm" svg:y="6.5cm">
          <draw:text-box>
            <text:p text:style-name="P5">CERÁMICAS (TEJAS, LADRILLOS) Y VIDRIOS</text:p>
          </draw:text-box>
        </draw:frame>
        <draw:frame draw:style-name="gr3" draw:id="id13" draw:layer="layout" svg:width="13.5cm" svg:height="0.959cm" svg:x="12cm" svg:y="9.041cm">
          <draw:text-box>
            <text:p text:style-name="P5">AGLUTINANTES (CEMENTO, YESO)</text:p>
          </draw:text-box>
        </draw:frame>
        <draw:frame draw:style-name="gr3" draw:id="id14" draw:layer="layout" svg:width="13.5cm" svg:height="0.959cm" svg:x="12cm" svg:y="11.541cm">
          <draw:text-box>
            <text:p text:style-name="P5">COMPUESTOS (ASFALTO, HORMIGÓN)</text:p>
          </draw:text-box>
        </draw:frame>
        <draw:frame draw:style-name="gr3" draw:id="id15" draw:layer="layout" svg:width="13.5cm" svg:height="0.959cm" svg:x="12cm" svg:y="15cm">
          <draw:text-box>
            <text:p text:style-name="P5">METÁLICOS (ALUMINIO, HIERRO, ACERO)</text:p>
          </draw:text-box>
        </draw:frame>
        <anim:par presentation:node-type="timing-root">
          <anim:par smil:begin="id7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  <anim:animate smil:dur="2s" smil:fill="hold" smil:targetElement="id10" smil:attributeName="width" smil:values="0;1" smil:keyTimes="0;1" anim:formula="width*sin(2.5*pi*$)"/>
                  <anim:animate smil:dur="2s" smil:fill="hold" smil:targetElement="id10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5" smil:attributeName="visibility" smil:to="visible"/>
                  <anim:transitionFilter smil:dur="0.5s" smil:targetElement="id15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3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 draw:id="id16">
        <office:forms form:automatic-focus="false" form:apply-design-mode="false"/>
        <draw:frame presentation:style-name="pr6" draw:text-style-name="P6" draw:id="id17" draw:layer="layout" svg:width="25.193cm" svg:height="3.611cm" svg:x="1.397cm" svg:y="0.783cm" presentation:class="title">
          <draw:text-box>
            <text:p text:style-name="P1"><text:span text:style-name="T1">1. CLASIFICACIÓN</text:span></text:p>
          </draw:text-box>
        </draw:frame>
        <draw:frame presentation:style-name="pr7" draw:id="id18" draw:layer="layout" svg:width="25.193cm" svg:height="13.61cm" svg:x="1.397cm" svg:y="5.037cm" presentation:class="subtitle">
          <draw:text-box>
            <text:p><text:a xlink:href="http://www.youtube.com/watch?v=RIFy4-2kIkg">CONSTRUCCIÓN DE UNA CASA</text:a></text:p>
          </draw:text-box>
        </draw:frame>
        <anim:par presentation:node-type="timing-root">
          <anim:par smil:begin="id16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4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draw:id="id19">
        <office:forms form:automatic-focus="false" form:apply-design-mode="false"/>
        <draw:frame presentation:style-name="pr1" draw:text-style-name="P2" draw:id="id20" draw:layer="layout" svg:width="25.197cm" svg:height="3.256cm" svg:x="1.397cm" svg:y="0.961cm" presentation:class="title" presentation:user-transformed="true">
          <draw:text-box>
            <text:p text:style-name="P1"><text:span text:style-name="T1">2. PROPIEDADES </text:span></text:p>
          </draw:text-box>
        </draw:frame>
        <draw:frame presentation:style-name="pr4" draw:text-style-name="P2" draw:id="id21" draw:layer="layout" svg:width="25.197cm" svg:height="13.86cm" svg:x="1.397cm" svg:y="4.912cm" presentation:class="outline" presentation:user-transformed="true">
          <draw:text-box>
            <text:p text:style-name="P7"><text:span text:style-name="T3">DENSIDAD</text:span><text:span text:style-name="T1">: RELACIÓN ENTRE LA MASA DE UNA CANTIDAD DETERMINADA DE MATERIAL Y EL VOLUMEN QUE OCUPA. SE MIDE EN Kg/m³</text:span></text:p>
            <text:p text:style-name="P7"><text:span text:style-name="T1">LA DENSIDAD DETERMINA LO LIGERO DE UN MATERIAL DETERMINADO.</text:span></text:p>
          </draw:text-box>
        </draw:frame>
        <anim:par presentation:node-type="timing-root">
          <anim:par smil:begin="id19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1+width/2;x" smil:keyTimes="0;1"/>
                  <anim:animate smil:dur="0.5s" smil:fill="hold" smil:targetElement="id20" smil:attributeName="y" smil:values="0-height/2;y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21" anim:iterate-type="by-word" anim:iterate-interval="0.2s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0-height/2;y" smil:keyTimes="0;1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5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draw:id="id22">
        <office:forms form:automatic-focus="false" form:apply-design-mode="false"/>
        <draw:frame presentation:style-name="pr1" draw:text-style-name="P2" draw:layer="layout" svg:width="25.197cm" svg:height="3.256cm" svg:x="1.397cm" svg:y="0.961cm" presentation:class="title" presentation:user-transformed="true">
          <draw:text-box>
            <text:p text:style-name="P1"><text:span text:style-name="T1">2. PROPIEDADES </text:span></text:p>
          </draw:text-box>
        </draw:frame>
        <draw:frame presentation:style-name="pr4" draw:text-style-name="P2" draw:id="id23" draw:layer="layout" svg:width="25.197cm" svg:height="13.86cm" svg:x="1.397cm" svg:y="4.912cm" presentation:class="outline" presentation:user-transformed="true">
          <draw:text-box>
            <text:p text:style-name="P7"><text:span text:style-name="T3">RESISTENCIA A LA COMPRESIÓN:</text:span><text:span text:style-name="T4"> LOS PILARES DE UNA VIVIENDA DEBEN SER MUY RESISTENTES A COMPRESIÓN, MEDIDA EN MEGAPASCALES (Mpa).</text:span></text:p>
            <text:p text:style-name="P7"><text:span text:style-name="T4"/></text:p>
            <text:p text:style-name="P7"><text:span text:style-name="T4">AUNQUE EL MATERIAL ELEGIDO PARA HACER PILARES ES EL</text:span><text:span text:style-name="T4"><text:a xlink:href="http://www.youtube.com/watch?v=5eSjLz1j5T0"> HORMIGÓN</text:a></text:span><text:span text:style-name="T4">, ES MUCHO MÁS RESISTENTE EL ACERO, Y AÚN MÁS EL VIDRIO.</text:span></text:p>
          </draw:text-box>
        </draw:frame>
        <anim:par presentation:node-type="timing-root">
          <anim:par smil:begin="id22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23" anim:iterate-type="by-word" anim:iterate-interval="0.2s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0-height/2;y" smil:keyTimes="0;1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6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draw:id="id24">
        <office:forms form:automatic-focus="false" form:apply-design-mode="false"/>
        <draw:frame presentation:style-name="pr1" draw:text-style-name="P2" draw:layer="layout" svg:width="25.197cm" svg:height="3.256cm" svg:x="1.397cm" svg:y="0.961cm" presentation:class="title" presentation:user-transformed="true">
          <draw:text-box>
            <text:p text:style-name="P1"><text:span text:style-name="T1">2. PROPIEDADES </text:span></text:p>
          </draw:text-box>
        </draw:frame>
        <draw:frame presentation:style-name="pr4" draw:text-style-name="P2" draw:id="id25" draw:layer="layout" svg:width="25.197cm" svg:height="13.86cm" svg:x="1.397cm" svg:y="4.912cm" presentation:class="outline" presentation:user-transformed="true">
          <draw:text-box>
            <text:p text:style-name="P7"><text:span text:style-name="T3">RESISTENCIA A LA TRACCIÓN</text:span><text:span text:style-name="T4">: LOS MATERIALES PÉTREOS, EN GENERAL, SON POCO RESISTENTES A LA TRACCIÓN. PARA SOPORTAR TRACCIONES INTENSAS, SON MUCHO MÁS INTERESANTES LOS METALES, COMO EL </text:span><text:span text:style-name="T4"><text:a xlink:href="http://www.youtube.com/watch?v=opjcL2im9SQ">ACERO</text:a></text:span><text:span text:style-name="T4">, QUE MÁS QUE ROMPERSE, TIENDE A ESTIRARSE.</text:span><text:span text:style-name="T3"> </text:span></text:p>
          </draw:text-box>
        </draw:frame>
        <anim:par presentation:node-type="timing-root">
          <anim:par smil:begin="id24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25" anim:iterate-type="by-word" anim:iterate-interval="0.2s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0-height/2;y" smil:keyTimes="0;1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7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draw:id="id26">
        <office:forms form:automatic-focus="false" form:apply-design-mode="false"/>
        <draw:frame presentation:style-name="pr1" draw:text-style-name="P2" draw:layer="layout" svg:width="25.197cm" svg:height="3.256cm" svg:x="1.397cm" svg:y="0.961cm" presentation:class="title" presentation:user-transformed="true">
          <draw:text-box>
            <text:p text:style-name="P1"><text:span text:style-name="T1">2. PROPIEDADES </text:span></text:p>
          </draw:text-box>
        </draw:frame>
        <draw:frame presentation:style-name="pr4" draw:text-style-name="P2" draw:id="id27" draw:layer="layout" svg:width="25.197cm" svg:height="13.86cm" svg:x="1.397cm" svg:y="4.912cm" presentation:class="outline" presentation:user-transformed="true">
          <draw:text-box>
            <text:p text:style-name="P7"><text:span text:style-name="T3">DUREZA: <text:s/></text:span><text:span text:style-name="T4">RESISTENCIA AL RAYADO. </text:span></text:p>
            <text:p text:style-name="P7"><text:span text:style-name="T3">FRAGILIDAD</text:span><text:span text:style-name="T4">: TENDENCIA A LA FRACTURA ANTE UN GOLPE</text:span></text:p>
            <text:p text:style-name="P7"><text:span text:style-name="T3">RESISTENCIA A CORROSIÓN</text:span><text:span text:style-name="T4">: RESISTENCIA DE UN MATERIAL A CONDICIONES AMBIENTALES AGRESIVAS (HUMEDAD)</text:span></text:p>
            <text:p text:style-name="P7"><text:span text:style-name="T3">ECONOMÍA</text:span><text:span text:style-name="T4">: LOS MATERIALES MÁS ABUNDANTES SON MÁS BARATOS. LA ESCASEZ Y EL TRANSPORTE ENCARECEN EL PRODUCTO</text:span></text:p>
          </draw:text-box>
        </draw:frame>
        <anim:par presentation:node-type="timing-root">
          <anim:par smil:begin="id26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  <anim:animate smil:dur="2s" smil:fill="hold" smil:targetElement="id20" smil:attributeName="width" smil:values="0;1" smil:keyTimes="0;1" anim:formula="width*sin(2.5*pi*$)"/>
                  <anim:animate smil:dur="2s" smil:fill="hold" smil:targetElement="id20" smil:attributeName="height" smil:values="height;height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27" anim:iterate-type="by-word" anim:iterate-interval="0.2s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0-height/2;y" smil:keyTimes="0;1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8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4T32" draw:id="id28">
        <office:forms form:automatic-focus="false" form:apply-design-mode="false"/>
        <draw:frame presentation:style-name="pr1" draw:text-style-name="P2" draw:layer="layout" svg:width="25.197cm" svg:height="3.571cm" svg:x="1.397cm" svg:y="0.804cm" presentation:class="title" presentation:user-transformed="true">
          <draw:text-box>
            <text:p text:style-name="P1"><text:span text:style-name="T1">3. APLICACIONES DE LOS <text:s/>MATERIALES </text:span></text:p>
          </draw:text-box>
        </draw:frame>
        <draw:frame presentation:style-name="pr8" draw:layer="layout" svg:width="25.193cm" svg:height="17.684cm" svg:x="1.397cm" svg:y="0.962cm" presentation:class="subtitle">
          <draw:text-box>
            <text:p>VÉASE LA TABLA DE LAS PÁGINAS 36 Y 37 DEL LIBRO DE TEXTO</text:p>
          </draw:text-box>
        </draw:frame>
        <anim:par presentation:node-type="timing-root">
          <anim:par smil:begin="id28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9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draw:id="id29">
        <office:forms form:automatic-focus="false" form:apply-design-mode="false"/>
        <draw:frame presentation:style-name="pr1" draw:text-style-name="P2" draw:layer="layout" svg:width="25.197cm" svg:height="3.256cm" svg:x="1.397cm" svg:y="0.961cm" presentation:class="title" presentation:user-transformed="true">
          <draw:text-box>
            <text:p text:style-name="P1"><text:span text:style-name="T1">4. CERÁMICAS Y VIDRIOS</text:span></text:p>
          </draw:text-box>
        </draw:frame>
        <draw:frame presentation:style-name="pr4" draw:text-style-name="P2" draw:id="id30" draw:layer="layout" svg:width="25.197cm" svg:height="13.86cm" svg:x="1.397cm" svg:y="4.912cm" presentation:class="outline" presentation:user-transformed="true">
          <draw:text-box>
            <text:p text:style-name="P7"><text:span text:style-name="T1">AMBOS SON DOS TIPOS DE MATERIALES QUE CAMBIAN SU ORGANIZACIÓN MOLECULAR AL SOMETERLOS A ALTAS TEMPERATURAS</text:span></text:p>
          </draw:text-box>
        </draw:frame>
        <anim:par presentation:node-type="timing-root">
          <anim:par smil:begin="id29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1+width/2;x" smil:keyTimes="0;1"/>
                  <anim:animate smil:dur="0.5s" smil:fill="hold" smil:targetElement="id20" smil:attributeName="y" smil:values="0-height/2;y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0" anim:iterate-type="by-word" anim:iterate-interval="0.2s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0-height/2;y" smil:keyTimes="0;1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0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draw:id="id31">
        <office:forms form:automatic-focus="false" form:apply-design-mode="false"/>
        <draw:frame presentation:style-name="pr1" draw:text-style-name="P2" draw:layer="layout" svg:width="25.197cm" svg:height="3.256cm" svg:x="1.397cm" svg:y="0.961cm" presentation:class="title" presentation:user-transformed="true">
          <draw:text-box>
            <text:p text:style-name="P1"><text:span text:style-name="T1">4. CERÁMICAS Y VIDRIOS</text:span></text:p>
          </draw:text-box>
        </draw:frame>
        <draw:frame presentation:style-name="pr4" draw:text-style-name="P2" draw:id="id32" draw:layer="layout" svg:width="25.197cm" svg:height="13.86cm" svg:x="1.397cm" svg:y="4.912cm" presentation:class="outline" presentation:user-transformed="true">
          <draw:text-box>
            <text:p text:style-name="P7"><text:span text:style-name="T1">AMBOS SON DOS TIPOS DE MATERIALES QUE CAMBIAN SU ORGANIZACIÓN MOLECULAR AL SOMETERLOS A ALTAS TEMPERATURAS</text:span></text:p>
          </draw:text-box>
        </draw:frame>
        <anim:par presentation:node-type="timing-root">
          <anim:par smil:begin="id31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  <anim:animate smil:dur="2s" smil:fill="hold" smil:targetElement="id20" smil:attributeName="width" smil:values="0;1" smil:keyTimes="0;1" anim:formula="width*sin(2.5*pi*$)"/>
                  <anim:animate smil:dur="2s" smil:fill="hold" smil:targetElement="id20" smil:attributeName="height" smil:values="height;height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2" anim:iterate-type="by-word" anim:iterate-interval="0.2s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0-height/2;y" smil:keyTimes="0;1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draw:id="id33">
        <office:forms form:automatic-focus="false" form:apply-design-mode="false"/>
        <draw:frame presentation:style-name="pr1" draw:text-style-name="P2" draw:layer="layout" svg:width="25.197cm" svg:height="3.256cm" svg:x="1.397cm" svg:y="0.961cm" presentation:class="title" presentation:user-transformed="true">
          <draw:text-box>
            <text:p text:style-name="P1"><text:span text:style-name="T1">4. CERÁMICAS Y VIDRIOS</text:span></text:p>
          </draw:text-box>
        </draw:frame>
        <draw:frame presentation:style-name="pr4" draw:text-style-name="P9" draw:id="id34" draw:layer="layout" svg:width="25.197cm" svg:height="13.86cm" svg:x="1.397cm" svg:y="4.912cm" presentation:class="outline" presentation:user-transformed="true">
          <draw:text-box>
            <text:p text:style-name="P8"><text:span text:style-name="T3">CERÁMICAS</text:span><text:span text:style-name="T4">: SE OBTIENEN MEZCLANDO ARCILLA, FELDESPATO Y ARENA.</text:span></text:p>
            <text:p text:style-name="P8"><text:span text:style-name="T4">- LA ARCILLA ES LA MATERIA BASE. A PARTIR DE LOS 900-1200 ºC VITRIFICA</text:span></text:p>
            <text:p text:style-name="P8"><text:span text:style-name="T4">- EL FELDESPATO BAJA LA TEMPERATURA A LA QUE LA ARCILLA VITRIFICA</text:span></text:p>
            <text:p text:style-name="P8"><text:span text:style-name="T4">- LA ARENA SIRVE DE MATERIAL DE RELLENO</text:span></text:p>
            <text:p text:style-name="P8"><text:span text:style-name="T4">- </text:span><text:span text:style-name="T4"><text:a xlink:href="http://www.youtube.com/watch?v=8Ac_l6DCrZE">LADRILLOS Y TEJAS</text:a></text:span><text:span text:style-name="T4"> SE FABRICAN POR </text:span><text:span text:style-name="T3">EXTRUSIÓN</text:span></text:p>
          </draw:text-box>
        </draw:frame>
        <anim:par presentation:node-type="timing-root">
          <anim:par smil:begin="id33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4" anim:iterate-type="by-word" anim:iterate-interval="0.2s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0-height/2;y" smil:keyTimes="0;1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draw:id="id35">
        <office:forms form:automatic-focus="false" form:apply-design-mode="false"/>
        <draw:frame presentation:style-name="pr1" draw:text-style-name="P2" draw:layer="layout" svg:width="25.197cm" svg:height="3.256cm" svg:x="1.397cm" svg:y="0.961cm" presentation:class="title" presentation:user-transformed="true">
          <draw:text-box>
            <text:p text:style-name="P1"><text:span text:style-name="T1">4. CERÁMICAS Y VIDRIOS</text:span></text:p>
          </draw:text-box>
        </draw:frame>
        <draw:frame presentation:style-name="pr4" draw:text-style-name="P9" draw:id="id36" draw:layer="layout" svg:width="25.197cm" svg:height="13.86cm" svg:x="1.397cm" svg:y="4.912cm" presentation:class="outline" presentation:user-transformed="true">
          <draw:text-box>
            <text:p text:style-name="P8"><text:span text:style-name="T1">LANA DE VIDRIO: </text:span><text:span text:style-name="T4">SE OBTIENE HACIENDO PASAR HILOS DE VIDRIO POR UN HORNO, QUE LUEGO SE AGLUTINAN CON RESINAS.</text:span></text:p>
            <text:p text:style-name="P8"><text:span text:style-name="T3">VIDRIO PLANO</text:span><text:span text:style-name="T4">: SE OBTIENE POR EL PROCESO DE VIDRIO FLOTADO, VERTIENDO EL VIDRIO FUNDIDO SOBRE UNA CAPA DE ESTAÑO LÍQUIDO.</text:span></text:p>
          </draw:text-box>
        </draw:frame>
        <anim:par presentation:node-type="timing-root">
          <anim:par smil:begin="id35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6" anim:iterate-type="by-word" anim:iterate-interval="0.2s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0-height/2;y" smil:keyTimes="0;1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3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draw:id="id37">
        <office:forms form:automatic-focus="false" form:apply-design-mode="false"/>
        <draw:frame presentation:style-name="pr1" draw:text-style-name="P2" draw:layer="layout" svg:width="25.197cm" svg:height="3.256cm" svg:x="1.397cm" svg:y="0.961cm" presentation:class="title" presentation:user-transformed="true">
          <draw:text-box>
            <text:p text:style-name="P1"><text:span text:style-name="T1">5. MATERIALES COMPUESTOS</text:span></text:p>
          </draw:text-box>
        </draw:frame>
        <draw:frame presentation:style-name="pr4" draw:text-style-name="P9" draw:id="id38" draw:layer="layout" svg:width="25.197cm" svg:height="13.86cm" svg:x="1.397cm" svg:y="4.912cm" presentation:class="outline" presentation:user-transformed="true">
          <draw:text-box>
            <text:p text:style-name="P8"><text:span text:style-name="T1">MORTERO: </text:span><text:span text:style-name="T4">SE OBTIENE MEZCLANDO CEMENTO, ARENA Y AGUA.</text:span></text:p>
            <text:p text:style-name="P8"><text:span text:style-name="T3">HORMIGÓN</text:span><text:span text:style-name="T4">: SE OBTIENE CEMENTO, ARENA, AGUA Y GRAVA. ES MUY ECONÓMICO Y DURADERO, AUNQUE NO TIENE MUCHA RESISTENCIA A TRACCIÓN.</text:span></text:p>
          </draw:text-box>
        </draw:frame>
        <anim:par presentation:node-type="timing-root">
          <anim:par smil:begin="id37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8" anim:iterate-type="by-word" anim:iterate-interval="0.2s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0-height/2;y" smil:keyTimes="0;1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4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draw:id="id39">
        <office:forms form:automatic-focus="false" form:apply-design-mode="false"/>
        <draw:frame presentation:style-name="pr1" draw:text-style-name="P2" draw:layer="layout" svg:width="25.197cm" svg:height="3.256cm" svg:x="1.397cm" svg:y="0.961cm" presentation:class="title" presentation:user-transformed="true">
          <draw:text-box>
            <text:p text:style-name="P1"><text:span text:style-name="T1">5. MATERIALES COMPUESTOS</text:span></text:p>
          </draw:text-box>
        </draw:frame>
        <draw:frame presentation:style-name="pr4" draw:text-style-name="P9" draw:id="id40" draw:layer="layout" svg:width="25.197cm" svg:height="13.86cm" svg:x="1.397cm" svg:y="4.912cm" presentation:class="outline" presentation:user-transformed="true">
          <draw:text-box>
            <text:p text:style-name="P8"><text:span text:style-name="T1"><text:a xlink:href="http://www.youtube.com/watch?v=jfJ-NDA2h0g">HORMIGÓN ARMADO:</text:a></text:span><text:span text:style-name="T1"> </text:span><text:span text:style-name="T4"><text:s/>PARA MEJORAR LA RESISTENCIA A TRACCIÓN, SE FABRICA UN ENCOFRADO (MOLDE) DE MADERA, QUE CONTIENE UNA ESTRUCTURA DE BARRAS DE ACERO SOBRE LA QUE SE VERTERÁ EL HORMIGÓN.</text:span></text:p>
            <text:p text:style-name="P8"><text:span text:style-name="T3"><text:a xlink:href="http://www.youtube.com/watch?v=NanDdVl45hk">HORMIGÓN PRETENSADO</text:a></text:span><text:span text:style-name="T3">: </text:span></text:p>
          </draw:text-box>
        </draw:frame>
        <anim:par presentation:node-type="timing-root">
          <anim:par smil:begin="id39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  <anim:animate smil:dur="2s" smil:fill="hold" smil:targetElement="id20" smil:attributeName="width" smil:values="0;1" smil:keyTimes="0;1" anim:formula="width*sin(2.5*pi*$)"/>
                  <anim:animate smil:dur="2s" smil:fill="hold" smil:targetElement="id20" smil:attributeName="height" smil:values="height;height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40" anim:iterate-type="by-word" anim:iterate-interval="0.2s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0-height/2;y" smil:keyTimes="0;1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5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draw:id="id41">
        <office:forms form:automatic-focus="false" form:apply-design-mode="false"/>
        <draw:frame presentation:style-name="pr1" draw:text-style-name="P2" draw:layer="layout" svg:width="25.197cm" svg:height="3.256cm" svg:x="1.397cm" svg:y="0.961cm" presentation:class="title" presentation:user-transformed="true">
          <draw:text-box>
            <text:p text:style-name="P1"><text:span text:style-name="T1">4. CERÁMICAS Y VIDRIOS</text:span></text:p>
          </draw:text-box>
        </draw:frame>
        <draw:frame presentation:style-name="pr4" draw:text-style-name="P9" draw:id="id42" draw:layer="layout" svg:width="25.197cm" svg:height="13.86cm" svg:x="1.397cm" svg:y="4.912cm" presentation:class="outline" presentation:user-transformed="true">
          <draw:text-box>
            <text:p text:style-name="P8"><text:span text:style-name="T1">VIDRIOS: </text:span><text:span text:style-name="T4">SE OBTIENEN FUNDIENDO ARENA CON OTROS ELEMENTOS. </text:span></text:p>
            <text:p text:style-name="P8"><text:span text:style-name="T4">LOS </text:span><text:span text:style-name="T4"><text:a xlink:href="http://www.youtube.com/watch?v=3C_jEy_mm2M">VIDRIOS</text:a></text:span><text:span text:style-name="T4"> SON TRANSPARENTES O TRANSLÚCIDOS, DUROS Y RESISTENTES A LA CORROSIÓN, ADEMÁS DE MUY BUENOS AISLANTES ELÉCTRICOS, AUNQUE SON FRÁGILES.</text:span></text:p>
          </draw:text-box>
        </draw:frame>
        <anim:par presentation:node-type="timing-root">
          <anim:par smil:begin="id41.begin">
            <anim:transitionFilter smil:dur="2s" smil:type="random"/>
          </anim:par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1+width/2;x" smil:keyTimes="0;1"/>
                  <anim:animate smil:dur="0.5s" smil:fill="hold" smil:targetElement="id20" smil:attributeName="y" smil:values="0-height/2;y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42" anim:iterate-type="by-word" anim:iterate-interval="0.2s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0-height/2;y" smil:keyTimes="0;1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6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caf24c" draw:end-color="#5d6f23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 fo:padding-top="0cm" fo:padding-bottom="0cm" fo:padding-left="0cm" fo:padding-right="0cm">
        <text:list-style style:name="Predeterminad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fo:padding-top="0.078cm" fo:padding-bottom="0cm" fo:padding-left="0cm" fo:padding-right="0cm">
        <text:list-style style:name="Predeterminad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 fo:padding-top="0cm" fo:padding-bottom="0cm" fo:padding-left="0cm" fo:padding-right="0cm">
        <text:list-style style:name="Predeterminad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 style:writing-mode="lr-tb"/>
    </style:style>
    <style:style style:name="MP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3%" fo:text-align="center" fo:text-indent="0cm" style:line-break="strict" style:writing-mode="lr-tb"/>
    </style:style>
    <style:style style:name="MP6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s" fo:country="E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3cm" svg:height="3.502cm" svg:x="1.397cm" svg:y="0.837cm" presentation:class="title" presentation:placeholder="true">
        <draw:text-box/>
      </draw:frame>
      <draw:frame presentation:style-name="Predeterminado-outline1" draw:layer="backgroundobjects" svg:width="25.193cm" svg:height="13.86cm" svg:x="1.397cm" svg:y="4.912cm" presentation:class="outline" presentation:placeholder="true">
        <draw:text-box/>
      </draw:frame>
      <draw:frame presentation:style-name="Mpr1" draw:text-style-name="MP4" draw:layer="backgroundobjects" svg:width="6.517cm" svg:height="1.443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2cm" svg:height="1.443cm" svg:x="9.578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6.518cm" svg:height="1.443cm" svg:x="20.077cm" svg:y="19.129cm" presentation:class="page-number">
        <draw:text-box>
          <text:p text:style-name="MP7"><text:span text:style-name="MT2"><text:page-number>&lt;número&gt;</text:page-number></text:span></text:p>
        </draw:text-box>
      </draw:frame>
      <presentation:notes style:page-layout-name="PM0">
        <draw:rect draw:style-name="Mgr3" draw:text-style-name="MP9" draw:layer="backgroundobjects" svg:width="21cm" svg:height="29.7cm" svg:x="0cm" svg:y="0cm">
          <text:p/>
        </draw:rect>
        <draw:page-thumbnail presentation:style-name="Predeterminado-title" draw:layer="backgroundobjects" svg:width="14.843cm" svg:height="11.131cm" svg:x="3.073cm" svg:y="2.258cm" presentation:class="page"/>
        <draw:frame presentation:style-name="Predeterminado-notes" draw:layer="backgroundobjects" svg:width="16.797cm" svg:height="13.362cm" svg:x="2.098cm" svg:y="14.106cm" presentation:class="notes" presentation:placeholder="true">
          <draw:text-box/>
        </draw:frame>
        <draw:frame presentation:style-name="Mpr4" draw:text-style-name="MP4" draw:layer="backgroundobjects" svg:width="9.11cm" svg:height="1.483cm" svg:x="0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8" draw:layer="backgroundobjects" svg:width="9.111cm" svg:height="1.483cm" svg:x="11.883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6" draw:text-style-name="MP4" draw:layer="backgroundobjects" svg:width="9.11cm" svg:height="1.483cm" svg:x="0cm" svg:y="28.212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8" draw:layer="backgroundobjects" svg:width="9.111cm" svg:height="1.483cm" svg:x="11.883cm" svg:y="28.212cm" presentation:class="page-number">
          <draw:text-box>
            <text:p text:style-name="MP7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ula </meta:initial-creator>
    <meta:creation-date>2009-09-26T17:51:08</meta:creation-date>
    <dc:creator>Antonio Gómez</dc:creator>
    <dc:date>2010-01-04T14:55:55</dc:date>
    <meta:editing-cycles>18</meta:editing-cycles>
    <meta:editing-duration>PT03H25M42S</meta:editing-duration>
    <meta:generator>OpenOffice.org/3.1$Linux OpenOffice.org_project/310m19$Build-9420</meta:generator>
    <meta:document-statistic meta:object-count="92"/>
  </office:meta>
</office:document-meta>
</file>